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name-complex="Courier New"/>
    </style:style>
    <style:style style:name="P2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text-properties style:font-name="Courier New" fo:font-size="8pt" style:font-name-asian="Courier New" style:font-size-asian="8pt" style:font-name-complex="Courier New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1.27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P10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2pt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0" text:outline-level="1">сишные трюки<text:line-break/>(0<text:span text:style-name="T1">xF</text:span> выпуск)</text:h>
      <text:p text:style-name="Standard">крис касперски ака мыщъх, <text:span text:style-name="T1">a.k.a. souriz</text:span>, <text:span text:style-name="T1">a.k.a. nezumi</text:span>, <text:span text:style-name="T1">a.k.a. elraton</text:span>, <text:span text:style-name="T1">no</text:span>-<text:span text:style-name="T1">email</text:span></text:p>
      <text:p text:style-name="Standard"/>
      <text:p text:style-name="P5">ну вот, наконец, мы добрались и до вопросов стиля программирования и вытащили из копилки три любопытных трюка, способствующих ясности листинга и страхующих программиста от совершения неявных ошибок (особенно при работе в коллективной среде). впрочем, удобство это вопрос привычки и предмет непрекращающихся священных войн, граничащих с корпоративными стандартами, диктующими свои правила оформления листинга, так что прежде чем применять мыщъхиные трюки на практике проконсультируйтесь с адвокатом. шутка.</text:p>
      <text:h text:style-name="Heading_20_2" text:outline-level="2">совет 1 — рекурсия вместо циклов</text:h>
      <text:p text:style-name="P7">Как известно, большую часть процессорного времени программа проводит в циклах и потому их оптимизация может дать весьма позитивный результат. Рассмотрим простейший цикл вида:</text:p>
      <text:p text:style-name="P6"/>
      <text:p text:style-name="P2">for(i = 0; i &lt; n; i++) result *= n;</text:p>
      <text:p text:style-name="P9">Листинг<text:span text:style-name="T1"> </text:span><text:sequence text:ref-name="refЛистинг0" text:name="Листинг" text:formula="ooow:Листинг+1" style:num-format="1">1</text:sequence><text:span text:style-name="T1"> </text:span>пример типичного цикла <text:span text:style-name="T1">for</text:span></text:p>
      <text:p text:style-name="P7">А теперь попробуем извратиться, заменив цикл на рекурсивный вызов функции, в результате чего у нас получится следующий код:</text:p>
      <text:p text:style-name="P8"/>
      <text:p text:style-name="P2">foo(int n, int result)</text:p>
      <text:p text:style-name="P2">{</text:p>
      <text:p text:style-name="P2"><text:tab/>if(n) return foo(n - 1, result * n);</text:p>
      <text:p text:style-name="P2"><text:tab/>return result;</text:p>
      <text:p text:style-name="P2">}</text:p>
      <text:p text:style-name="P9">Листинг <text:sequence text:ref-name="refЛистинг1" text:name="Листинг" text:formula="ooow:Листинг+1" style:num-format="1">2</text:sequence> рекурсия, заменяющая цикл</text:p>
      <text:p text:style-name="P7">На первый взгляд кажется, что рекурсивный вариант будет ужасно тормозить, поскольку накладные расходы на передачу аргументов и вызов функции чрезвычайно велики, к тому же возникает прямая угроза исчерпания стека при большом количестве итераций. На самом деле компиляторы уже давно научились избавляться от хвостовой рекурсии, трансформируя ее в цикл, что подтверждаются дизассемблерным листингом, приведенном ниже (<text:span text:style-name="T6">примечание</text:span><text:span text:style-name="T7">: хвостовой рекурсией — </text:span><text:span text:style-name="T2">tail recursion</text:span><text:span text:style-name="T7"> — называется такой тип рекурсии, при котором вызов рекурсивной функции следует непосредственно за оператором </text:span><text:span text:style-name="T2">return</text:span>):</text:p>
      <text:p text:style-name="P6"/>
      <text:p text:style-name="Standard"><text:span text:style-name="T4">.text:0000006C loc_6C:</text:span><text:span text:style-name="T5"><text:tab/><text:tab/><text:tab/><text:tab/><text:tab/></text:span><text:span text:style-name="T4">; CODE XREF: _foo+12↓j</text:span></text:p>
      <text:p text:style-name="Standard"><text:span text:style-name="T4">.text:0000006C</text:span><text:span text:style-name="T5"><text:tab/><text:tab/><text:tab/></text:span><text:span text:style-name="T4">mov</text:span><text:span text:style-name="T5"><text:tab/></text:span><text:span text:style-name="T4">edx, ecx</text:span></text:p>
      <text:p text:style-name="Standard"><text:span text:style-name="T4">.text:0000006E</text:span><text:span text:style-name="T5"><text:tab/><text:tab/><text:tab/></text:span><text:span text:style-name="T4">imul</text:span><text:span text:style-name="T5"><text:tab/></text:span><text:span text:style-name="T4">eax, edx</text:span></text:p>
      <text:p text:style-name="Standard"><text:span text:style-name="T4">.text:00000071</text:span><text:span text:style-name="T5"><text:tab/><text:tab/><text:tab/></text:span><text:span text:style-name="T4">dec</text:span><text:span text:style-name="T5"><text:tab/></text:span><text:span text:style-name="T4">ecx</text:span></text:p>
      <text:p text:style-name="Standard"><text:span text:style-name="T4">.text:00000072</text:span><text:span text:style-name="T5"><text:tab/><text:tab/><text:tab/></text:span><text:span text:style-name="T4">jnz</text:span><text:span text:style-name="T5"><text:tab/></text:span><text:span text:style-name="T4">short loc_6C</text:span></text:p>
      <text:p text:style-name="P9">Листинг <text:sequence text:ref-name="refЛистинг2" text:name="Листинг" text:formula="ooow:Листинг+1" style:num-format="1">3</text:sequence> фрагмент дизассемблерного листинга, демонстрирующий как компилятор <text:span text:style-name="T1">Microsoft Visual C++ 6.0 </text:span>сумел избавиться от рекурсии</text:p>
      <text:p text:style-name="P7">Сгенерированный компилятором код "оптимизированного" цикла полностью идентичен своему не оптимизированному собрату. И в чем же тогда состоит обещанный выигрыш?! В данном случае — ни в чем, однако, некоторые алгоритмы<text:span text:style-name="T1"> </text:span>в рекурсивной форме выглядят более естественно и наглядно. Следовательно, их отладка упрощается, а вероятность совершения ошибок — уменьшается. Многие руководства по оптимизации настоятельно рекомендуют избавляться от ресурсоемкой рекурсии еще на стадии кодирования, однако, в случае хвостовой рекурсии компилятор все сделает за нас сам!!!</text:p>
      <text:p text:style-name="P7">Однако, следует помнить, что данный трюк не распространяется на остальные виды рекурсии и с оптимизацией рекурсивного вычисления чисел Фиббоначи компилятор уже не справляется:</text:p>
      <text:p text:style-name="P7"/>
      <text:p text:style-name="P1">fib(int n)</text:p>
      <text:p text:style-name="P1"><text:soft-page-break/>{</text:p>
      <text:p text:style-name="P1"><text:tab/>if (n &lt; 2) return 1;</text:p>
      <text:p text:style-name="P1"><text:tab/>return fib(n - 1) + fib(n - 2);</text:p>
      <text:p text:style-name="P1">}</text:p>
      <text:p text:style-name="P9">Листинг <text:sequence text:ref-name="refЛистинг3" text:name="Листинг" text:formula="ooow:Листинг+1" style:num-format="1">4</text:sequence> рекурсивное вычислений чисел Фиббоначи</text:p>
      <text:p text:style-name="P7">В дизассемблерном листинге мы отчетливо видим два вызова функции <text:span text:style-name="T1">fib</text:span> (см. листинг 5), что приводит к огромному падению производительности, совершенно не компенсируемому улучшением читабельности и наглядности алгоритма.</text:p>
      <text:p text:style-name="P6"/>
      <text:p text:style-name="P1">.text:00000030 fib<text:tab/><text:tab/>proc near<text:tab/><text:tab/>; CODE XREF: _fib+16↓p</text:p>
      <text:p text:style-name="P1">.text:00000030<text:tab/><text:tab/><text:tab/><text:tab/><text:tab/><text:tab/>; _fib+1F↓p ...</text:p>
      <text:p text:style-name="P4">…</text:p>
      <text:p text:style-name="P1">.text:00000041</text:p>
      <text:p text:style-name="P1">.text:00000041 loc_41:<text:tab/><text:tab/><text:tab/><text:tab/><text:tab/>; CODE XREF: _fib+8↑j</text:p>
      <text:p text:style-name="P1">.text:00000041<text:tab/><text:tab/><text:tab/>lea<text:tab/>eax, [esi-2]</text:p>
      <text:p text:style-name="P1">.text:00000044<text:tab/><text:tab/><text:tab/>push<text:tab/>edi</text:p>
      <text:p text:style-name="P1">.text:00000045<text:tab/><text:tab/><text:tab/>push<text:tab/>eax</text:p>
      <text:p text:style-name="P1">.text:00000046<text:tab/><text:tab/><text:tab/>call<text:tab/>_fib</text:p>
      <text:p text:style-name="P1">.text:0000004B<text:tab/><text:tab/><text:tab/>dec<text:tab/>esi</text:p>
      <text:p text:style-name="P1">.text:0000004C<text:tab/><text:tab/><text:tab/>mov<text:tab/>edi, eax</text:p>
      <text:p text:style-name="P1">.text:0000004E<text:tab/><text:tab/><text:tab/>push<text:tab/>esi</text:p>
      <text:p text:style-name="P1">.text:0000004F<text:tab/><text:tab/><text:tab/>call<text:tab/>_fib</text:p>
      <text:p text:style-name="Standard"><text:span text:style-name="T4">.text:00000054<text:tab/><text:tab/><text:tab/>add<text:tab/>esp, 8</text:span></text:p>
      <text:p text:style-name="P1">.text:00000057<text:tab/><text:tab/><text:tab/>add<text:tab/>eax, edi</text:p>
      <text:p text:style-name="P1">.text:00000059<text:tab/><text:tab/><text:tab/>pop<text:tab/>edi</text:p>
      <text:p text:style-name="P1">.text:0000005A<text:tab/><text:tab/><text:tab/>pop<text:tab/>esi</text:p>
      <text:p text:style-name="P1">.text:0000005B<text:tab/><text:tab/><text:tab/>retn</text:p>
      <text:p text:style-name="P1">.text:0000005B fib<text:tab/><text:tab/>endp</text:p>
      <text:p text:style-name="P9">Листинг<text:span text:style-name="T1"> </text:span><text:sequence text:ref-name="refЛистинг4" text:name="Листинг" text:formula="ooow:Листинг+1" style:num-format="1">5</text:sequence> фрагмент дизассемблерного листинга с не-хвостовой рекурсией</text:p>
      <text:h text:style-name="Heading_20_2" text:outline-level="2">совет 2 — <text:span text:style-name="T8">сокрытие ветвления в логических операторах</text:span></text:h>
      <text:p text:style-name="P7">Язык Си (как и остальные языки высокого уровня) _всегда_ оптимизирует выполнение логических операторов (даже если все опции оптимизации выключены). Если выражение <text:span text:style-name="T1">foo </text:span>не равно нулю, то вычисления выражения <text:span text:style-name="T1">bar </text:span>в конструкции <text:span text:style-name="T1">(foo || bar) </text:span>никогда _не_ выполняется. Соответственно, если <text:span text:style-name="T1">foo </text:span>равно нулю, то в конструкции <text:span text:style-name="T1">(foo &amp;&amp; bar) </text:span>вычислять <text:span text:style-name="T1">bar </text:span>нет никакой необходимости, более того, если бы такое вычисление выполнялось, то привычная конструкция <text:span text:style-name="T1">(m</text:span> <text:span text:style-name="T1">&amp;&amp;</text:span> <text:span text:style-name="T1">n/m) </text:span>привела бы к развалу программы при <text:span text:style-name="T1">m </text:span>равном нулю.</text:p>
      <text:p text:style-name="P7">Отсюда, ветвление вида <text:span text:style-name="T1">"if (foo==0) bar;"</text:span> можно заменить на аналогичное ему выражение "<text:span text:style-name="T1">(foo || bar)</text:span>":</text:p>
      <text:p text:style-name="P7"/>
      <text:p text:style-name="P3">if (foo==0) my_func(x,y,z);</text:p>
      <text:p text:style-name="P9">Листинг<text:span text:style-name="T1"> </text:span><text:sequence text:ref-name="refЛистинг5" text:name="Листинг" text:formula="ooow:Листинг+1" style:num-format="1">6</text:sequence><text:span text:style-name="T1"> </text:span>классический вариант с ветвлением</text:p>
      <text:p text:style-name="P6"/>
      <text:p text:style-name="Standard"><text:span text:style-name="T5">foo || my_func(x,y,z);</text:span></text:p>
      <text:p text:style-name="P9">Листинг<text:span text:style-name="T1"> </text:span><text:sequence text:ref-name="refЛистинг6" text:name="Листинг" text:formula="ooow:Листинг+1" style:num-format="1">7</text:sequence><text:span text:style-name="T1"> </text:span>оптимизированный вариант</text:p>
      <text:p text:style-name="P7">И хотя ветвления на самом деле никуда не делись (компилятор послушно вставит их в код в том же самом количестве, что и раньше), данный трюк можно использовать например, чтобы прищемить членов жури на олимпиадных и конкурсных задачах в стиле "отсортировать <text:span text:style-name="T1">m </text:span>чисел, используя не более <text:span text:style-name="T1">k </text:span>сравнений".</text:p>
      <text:p text:style-name="P7">Другое (более существенное) преимущество — выражение, в отличие от явных ветвлений, может использоваться где угодно, существенно упрощая программирование и повышая наглядность листинга:</text:p>
      <text:p text:style-name="P7"/>
      <text:p text:style-name="P3">for (;;)</text:p>
      <text:p text:style-name="P3">{</text:p>
      <text:p text:style-name="P3"><text:tab/>some_func(i,j,k);</text:p>
      <text:p text:style-name="P3"><text:tab/>if (foo==0) my_func(x,y,z);</text:p>
      <text:p text:style-name="P3">}</text:p>
      <text:p text:style-name="P9">Листинг<text:span text:style-name="T1"> </text:span><text:sequence text:ref-name="refЛистинг7" text:name="Листинг" text:formula="ooow:Листинг+1" style:num-format="1">8</text:sequence><text:span text:style-name="T1"> </text:span>не оптимизированный вариант</text:p>
      <text:p text:style-name="P7">Если заменить ветвления на "логику", весь цикл укладывается в одну строку без всяких фигурных скобок:</text:p>
      <text:p text:style-name="P6"><text:soft-page-break/></text:p>
      <text:p text:style-name="P3">for (;;) some_func(i,j,k), (foo || my_func(x,y,z));</text:p>
      <text:p text:style-name="P9">Листинг<text:span text:style-name="T1"> </text:span><text:sequence text:ref-name="refЛистинг8" text:name="Листинг" text:formula="ooow:Листинг+1" style:num-format="1">9</text:sequence><text:span text:style-name="T1"> </text:span>оптимизированный по наглядности вариант</text:p>
      <text:p text:style-name="P7">И хотя некоторые могут заявить, что не оптимизированный вариант более нагляден, это не так. Наглядность на 90% вопрос привычки, однако, скорость чтения (и восприятия) листинга обратно пропорциональна его размеру и потому компактный стиль программирования намного более предпочтителен.</text:p>
      <text:h text:style-name="Heading_20_2" text:outline-level="2">совет 3 — опасайтесь операторов "<text:span text:style-name="T1">--</text:span>"<text:span text:style-name="T1"> </text:span>и "<text:span text:style-name="T1">++</text:span>"</text:h>
      <text:p text:style-name="P7">За постфиксными (и в чуть меньшей степени за постфиксными) операторами <text:span text:style-name="T1">"--</text:span>"<text:span text:style-name="T1">/</text:span>"<text:span text:style-name="T1">++" </text:span>закрепилась дурная слава "небезопасных" и приводящих к неопределенному поведению (по-английски <text:span text:style-name="T1">undefined behavior </text:span>или, сокращенно, <text:span text:style-name="T1">ub)</text:span>, ссылками на которое пестрит текст Стандарта и многочисленных руководств по Си/Си++.</text:p>
      <text:p text:style-name="P7">Практически все знают, что результат вычисления функции <text:span text:style-name="T1">foo(x++, x++) </text:span>зависит не только от значения переменной <text:span text:style-name="T1">x</text:span>, но и особенностей используемого транслятора, ведь порядок вычисления аргументов отдан на откуп реализаторам и компиляторы могут вычислять их в произвольном порядке. Отсюда и <text:span text:style-name="T1">ub</text:span>.</text:p>
      <text:p text:style-name="P7">Считается, что если префиксный/постфиксный оператор встречается до точки следования всего один раз, то такая конструкция безопасна, однако, это идеализированное утверждение, не учитывающее суровых реалий программисткой жизни.</text:p>
      <text:p text:style-name="P7">Вопрос на засыпку. Является ли следующая конструкция (не)безопасной и почему: <text:span text:style-name="T1">foo(++i, ++j)</text:span>. На первый взгляд здесь все законно и никакого <text:span text:style-name="T1">ub </text:span>не возникает. В случае, если <text:span text:style-name="T1">foo </text:span>является функцией, это действительно так, ну а если это макрос следующего вида:</text:p>
      <text:p text:style-name="P6"/>
      <text:p text:style-name="Standard"><text:span text:style-name="T4">#define max(</text:span><text:span text:style-name="T5">i</text:span><text:span text:style-name="T4">,</text:span><text:span text:style-name="T5">j</text:span><text:span text:style-name="T4">) ((</text:span><text:span text:style-name="T5">i</text:span><text:span text:style-name="T4">) &lt; (</text:span><text:span text:style-name="T5">j</text:span><text:span text:style-name="T4">) ? (</text:span><text:span text:style-name="T5">i</text:span><text:span text:style-name="T4">) : (</text:span><text:span text:style-name="T5">j</text:span><text:span text:style-name="T4">))</text:span></text:p>
      <text:p text:style-name="P9">Листинг <text:sequence text:ref-name="refЛистинг9" text:name="Листинг" text:formula="ooow:Листинг+1" style:num-format="1">10</text:sequence> классический макрос, таящий в себе _огромную_ опасность</text:p>
      <text:p text:style-name="P6">На выходе препроцессора мы получим следующий код:</text:p>
      <text:p text:style-name="P6"/>
      <text:p text:style-name="P1">((++i) &lt; (++j) ? (++j) : (++i))</text:p>
      <text:p text:style-name="P9">Листинг <text:sequence text:ref-name="refЛистинг10" text:name="Листинг" text:formula="ooow:Листинг+1" style:num-format="1">11</text:sequence> результат обработки макроса <text:span text:style-name="T1">max </text:span>препроцессором</text:p>
      <text:p text:style-name="P7">Теперь уже и слепой увидит, что переменные инкрементируются _дважды_ и мы получаем довольно неожиданный результат. Но ведь не будешь же каждый листинг прогонять через препроцессор! Более того, определения, бывшие ранее макросами, в следующей версии сторонней библиотеки могут превратиться в функции, равно как и наоборот!</text:p>
      <text:p text:style-name="P7">Поэтому, вместо конструкции "<text:span text:style-name="T1">foo(++i, ++j)</text:span>" настоятельно рекомендуется использовать <text:span text:style-name="T1">"</text:span>(<text:span text:style-name="T1">foo(</text:span> (<text:span text:style-name="T1">i+1</text:span>)<text:span text:style-name="T1">, </text:span>(<text:span text:style-name="T1">j+1</text:span>) <text:span text:style-name="T1">), i+</text:span>+<text:span text:style-name="T1">, j+</text:span>+)<text:span text:style-name="T1">"</text:span>, которая хоть и проигрывает в компактности/производительности, зато полностью безопасна. Кстати, обратите внимание на два обстоятельства.</text:p>
      <text:p text:style-name="P7">Первое — переменные разделяются не точной с запятой, а просто запятой, что делает эту запись единым выражением. Если бы мы использовали точку с запятой, то при замене "<text:span text:style-name="T1">for(;;) foo(++i, ++j)" </text:span>на <text:span text:style-name="T1">"for(;;) foo(</text:span> (<text:span text:style-name="T1">i+1</text:span>)<text:span text:style-name="T1">; </text:span>(<text:span text:style-name="T1">j+1</text:span>) <text:span text:style-name="T1">); i+</text:span>+<text:span text:style-name="T1">; j+</text:span>+<text:span text:style-name="T1">;</text:span>" пришлось бы использовать фигурные скобки, о которых легко забыть, особенно если <text:span text:style-name="T1">for </text:span>находится на одной строке, а <text:span text:style-name="T1">foo – </text:span>на другой. К тому же в выражениях <text:span text:style-name="T1">if/else</text:span> "внеплановые" фигурные скобки порождают неприятные побочны эффекты — а зачем они нам? Правда… операторы, разделенные запятой значительно хуже поддаются оптимизации, но это уже издержки которые приходится платить за безопасность и универсальность.</text:p>
      <text:p text:style-name="P7">Второе — круглые скобки вокруг <text:span text:style-name="T1">(i+1) </text:span>и <text:span text:style-name="T1">(j+1) </text:span>формально не обязательны, но! если <text:span text:style-name="T1">foo – </text:span>макрос, разработчик которого забыл заключить аргументы в скобки, то при его обработке препроцессором мы можем огрести по полной программе, получив совсем не тот результат, который ожидали. Опять-таки, с формальной точки зрения ответственность лежит на разработчике макроса, но в реальной жизни мы вынуждены предугадывать возможные ошибки своих коллег, предпринимая превентивные меры по их устранению, особенно при аудите кода. Всякая замена потенциально опасных конструкций на безопасные должна быть полностью эквивалентной в смысле побочных эффектов, в противном случае последствия такого аудита могут оказаться фатальны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7-25T06:08:00</dc:date>
    <meta:editing-cycles>92</meta:editing-cycles>
    <meta:editing-duration>PT4H19M</meta:editing-duration>
    <meta:document-statistic meta:table-count="0" meta:image-count="0" meta:object-count="0" meta:page-count="3" meta:paragraph-count="83" meta:word-count="1198" meta:character-count="8770" meta:non-whitespace-character-count="7588"/>
    <meta:generator>LibreOffice/5.1.4.2$Windows_x86 LibreOffice_project/f99d75f39f1c57ebdd7ffc5f42867c12031db97a</meta:generator>
  </office:meta>
</office:document-meta>
</file>